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10.4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รายละเอียดมงคลเกี่ยวกับ_20_ธาตุ_20_ทั้งประวัติความเป็นม...">
      <style:table-properties table:display="true" style:writing-mode="lr-tb"/>
    </style:style>
    <style:style style:name="ce1" style:family="table-cell" style:parent-style-name="Default">
      <style:table-cell-properties fo:background-color="#3552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3552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รายละเอียดมงคลเกี่ยวกับ ธาตุ ทั้งประวัติความเป็นม..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ศาสตร์/แขนง</text:p>
          </table:table-cell>
          <table:table-cell table:style-name="ce7" office:value-type="string" calcext:value-type="string">
            <text:p>การประยุกต์ใช้แนวคิดธาตุ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โหราศาสตร์จีน (BaZi/สี่เสา)</text:p>
          </table:table-cell>
          <table:table-cell table:style-name="ce3" office:value-type="string" calcext:value-type="string">
            <text:p>ใช้หลักธาตุทั้งห้าเพื่อวิเคราะห์ "ธาตุเจ้าชะตา" และความสมดุลของธาตุในดวงชะตา เพื่อทำนายบุคลิกภาพ อาชีพ ความสัมพันธ์ และหาแนวทางในการเสริมดวงชะตาด้วยการเพิ่มหรือลดธาตุที่ขาด/เกิน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ฮวงจุ้ย (Feng Shui)</text:p>
          </table:table-cell>
          <table:table-cell table:style-name="ce3" office:value-type="string" calcext:value-type="string">
            <text:p>ใช้หลักธาตุทั้งห้าในการจัดวางสิ่งของ สี วัสดุ และทิศทางในบ้านหรืออาคาร โดยเน้นการสร้างความสมดุลของธาตุในสภาพแวดล้อม เพื่อดึงดูดโชคลาภ สุขภาพ และความมั่งคั่ง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แพทย์แผนจีนดั้งเดิม (TCM)</text:p>
          </table:table-cell>
          <table:table-cell table:style-name="ce3" office:value-type="string" calcext:value-type="string">
            <text:p>เชื่อว่าธาตุทั้งห้าสอดคล้องกับอวัยวะภายใน (เช่น ไม้กับตับ, ไฟกับหัวใจ) อารมณ์ (เช่น ไม้กับความโกรธ, น้ำกับความกลัว) และรสชาติ การรักษาจึงเน้นการปรับสมดุลของธาตุในร่างกายผ่านการฝังเข็ม สมุนไพร และอาหาร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อาหารและการบำบัด</text:p>
          </table:table-cell>
          <table:table-cell table:style-name="ce3" office:value-type="string" calcext:value-type="string">
            <text:p>มีการจัดประเภทของอาหารตามพลังงานธาตุและรสชาติ เพื่อใช้ในการบำรุงและปรับสมดุลร่างกาย เช่น อาหารรสเปรี้ยว (ธาตุไม้) บำรุงตับ หรืออาหารรสเค็ม (ธาตุน้ำ) บำรุงไต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ศิลปะการต่อสู้</text:p>
          </table:table-cell>
          <table:table-cell table:style-name="ce3" office:value-type="string" calcext:value-type="string">
            <text:p>แนวคิดธาตุทั้งห้าถูกนำไปใช้ในหลักการเคลื่อนไหวและกลยุทธ์ เช่น การเคลื่อนไหวแบบธาตุน้ำที่ยืดหยุ่นและลื่นไหล หรือการจู่โจมแบบธาตุไฟที่รวดเร็วและร้อนแรง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ศาสตร์/แขนง</text:p>
          </table:table-cell>
          <table:table-cell table:style-name="ce3" office:value-type="string" calcext:value-type="string">
            <text:p>การประยุกต์ใช้แนวคิดธาตุ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โหราศาสตร์จีน (BaZi/สี่เสา)</text:p>
          </table:table-cell>
          <table:table-cell table:style-name="ce3" office:value-type="string" calcext:value-type="string">
            <text:p>ใช้หลักธาตุทั้งห้าเพื่อวิเคราะห์ "ธาตุเจ้าชะตา" และความสมดุลของธาตุในดวงชะตา เพื่อทำนายบุคลิกภาพ อาชีพ ความสัมพันธ์ และหาแนวทางในการเสริมดวงชะตาด้วยการเพิ่มหรือลดธาตุที่ขาด/เกิน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ฮวงจุ้ย (Feng Shui)</text:p>
          </table:table-cell>
          <table:table-cell table:style-name="ce3" office:value-type="string" calcext:value-type="string">
            <text:p>ใช้หลักธาตุทั้งห้าในการจัดวางสิ่งของ สี วัสดุ และทิศทางในบ้านหรืออาคาร โดยเน้นการสร้างความสมดุลของธาตุในสภาพแวดล้อม เพื่อดึงดูดโชคลาภ สุขภาพ และความมั่งคั่ง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แพทย์แผนจีนดั้งเดิม (TCM)</text:p>
          </table:table-cell>
          <table:table-cell table:style-name="ce3" office:value-type="string" calcext:value-type="string">
            <text:p>เชื่อว่าธาตุทั้งห้าสอดคล้องกับอวัยวะภายใน (เช่น ไม้กับตับ, ไฟกับหัวใจ) อารมณ์ (เช่น ไม้กับความโกรธ, น้ำกับความกลัว) และรสชาติ การรักษาจึงเน้นการปรับสมดุลของธาตุในร่างกายผ่านการฝังเข็ม สมุนไพร และอาหาร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ศาสตร์/แขนง</text:p>
          </table:table-cell>
          <table:table-cell table:style-name="ce3" office:value-type="string" calcext:value-type="string">
            <text:p>การประยุกต์ใช้แนวคิดธาตุ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โหราศาสตร์จีน (BaZi/สี่เสา)</text:p>
          </table:table-cell>
          <table:table-cell table:style-name="ce3" office:value-type="string" calcext:value-type="string">
            <text:p>ใช้หลักธาตุทั้งห้าเพื่อวิเคราะห์ "ธาตุเจ้าชะตา" และความสมดุลของธาตุในดวงชะตา เพื่อทำนายบุคลิกภาพ อาชีพ ความสัมพันธ์ และหาแนวทางในการเสริมดวงชะตาด้วยการเพิ่มหรือลดธาตุที่ขาด/เกิน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ฮวงจุ้ย (Feng Shui)</text:p>
          </table:table-cell>
          <table:table-cell table:style-name="ce3" office:value-type="string" calcext:value-type="string">
            <text:p>ใช้หลักธาตุทั้งห้าในการจัดวางสิ่งของ สี วัสดุ และทิศทางในบ้านหรืออาคาร โดยเน้นการสร้างความสมดุลของธาตุในสภาพแวดล้อม เพื่อดึงดูดโชคลาภ สุขภาพ และความมั่งคั่ง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ศาสตร์/แขนง</text:p>
          </table:table-cell>
          <table:table-cell table:style-name="ce3" office:value-type="string" calcext:value-type="string">
            <text:p>การประยุกต์ใช้แนวคิดธาตุ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โหราศาสตร์จีน (BaZi/สี่เสา)</text:p>
          </table:table-cell>
          <table:table-cell table:style-name="ce3" office:value-type="string" calcext:value-type="string">
            <text:p>ใช้หลักธาตุทั้งห้าเพื่อวิเคราะห์ "ธาตุเจ้าชะตา" และความสมดุลของธาตุในดวงชะตา เพื่อทำนายบุคลิกภาพ อาชีพ ความสัมพันธ์ และหาแนวทางในการเสริมดวงชะตาด้วยการเพิ่มหรือลดธาตุที่ขาด/เกิน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ฮวงจุ้ย (Feng Shui)</text:p>
          </table:table-cell>
          <table:table-cell table:style-name="ce3" office:value-type="string" calcext:value-type="string">
            <text:p>ใช้หลักธาตุทั้งห้าในการจัดวางสิ่งของ สี วัสดุ และทิศทางในบ้านหรืออาคาร โดยเน้นการสร้างความสมดุลของธาตุในสภาพแวดล้อม เพื่อดึงดูดโชคลาภ สุขภาพ และความมั่งคั่ง</text:p>
          </table:table-cell>
          <table:table-cell table:style-name="ce2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แพทย์แผนจีนดั้งเดิม (TCM)</text:p>
          </table:table-cell>
          <table:table-cell table:style-name="ce3" office:value-type="string" calcext:value-type="string">
            <text:p>เชื่อว่าธาตุทั้งห้าสอดคล้องกับอวัยวะภายใน (เช่น ไม้กับตับ, ไฟกับหัวใจ) อารมณ์ (เช่น ไม้กับความโกรธ, น้ำกับความกลัว) และรสชาติ การรักษาจึงเน้นการปรับสมดุลของธาตุในร่างกายผ่านการฝังเข็ม สมุนไพร และอาหาร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5" office:value-type="string" calcext:value-type="string">
            <text:p>อาหารและการบำบัด</text:p>
          </table:table-cell>
          <table:table-cell table:style-name="ce3" office:value-type="string" calcext:value-type="string">
            <text:p>มีการจัดประเภทของอาหารตามพลังงานธาตุและรสชาติ เพื่อใช้ในการบำรุงและปรับสมดุลร่างกาย เช่น อาหารรสเปรี้ยว (ธาตุไม้) บำรุงตับ หรืออาหารรสเค็ม (ธาตุน้ำ) บำรุงไต</text:p>
          </table:table-cell>
          <table:table-cell table:style-name="ce2" table:number-columns-repeated="24"/>
          <table:table-cell table:number-columns-repeated="998"/>
        </table:table-row>
        <table:table-row table:style-name="ro4" table:number-rows-repeated="982">
          <table:table-cell table:style-name="ce2"/>
          <table:table-cell table:style-name="ce4"/>
          <table:table-cell table:style-name="ce2" table:number-columns-repeated="24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ตาราง1" table:target-range-address="'รายละเอียดมงคลเกี่ยวกับ ธาตุ ทั้งประวัติความเป็นม...'.A1:'รายละเอียดมงคลเกี่ยวกับ ธาตุ ทั้งประวัติความเป็นม...'.B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family-complex="'Angsana New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21:54:24.422206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รายละเอียดมงคลเกี่ยวกับ_20_ธาตุ_20_ทั้งประวัติความเป็นม..." style:display-name="PageStyle_รายละเอียดมงคลเกี่ยวกับ ธาตุ ทั้งประวัติความเป็นม..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1T21:57:09.738137400</dc:date>
    <meta:editing-duration>PT2M48S</meta:editing-duration>
    <meta:editing-cycles>1</meta:editing-cycles>
    <meta:document-statistic meta:table-count="1" meta:cell-count="36" meta:object-count="0"/>
  </office:meta>
</office:document-meta>
</file>